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 Helal" svg:font-family="'B Hela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color="#000000" style:font-name="B Helal" fo:font-size="16pt" officeooo:rsid="00226c7d" officeooo:paragraph-rsid="00226c7d" style:font-size-asian="16pt" style:font-size-complex="16pt"/>
    </style:style>
    <style:style style:name="P2" style:family="paragraph" style:parent-style-name="Standard">
      <style:paragraph-properties fo:text-align="end" style:justify-single-word="false" style:writing-mode="rl-tb"/>
      <style:text-properties fo:color="#000000" style:font-name="B Helal" fo:font-size="16pt" officeooo:rsid="00227495" officeooo:paragraph-rsid="00227495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ion creator یا همان action generator چیست و چه کارهایی می شود در آن انجام داد؟<text:line-break/><text:line-break/>action یک شی است این شی شامل یک type و یک یا چند پارامتر است که برای reducer ارسال می شود و reducer هم براساس این که <text:s/>action ارسال شده چه type ای دارد تصمیم می گیرد که روی state چه تغییراتی بدهد. </text:p>
      <text:p text:style-name="P1"/>
      <text:p text:style-name="P1">خب حالا action creator چیست؟ تابعی است که یک شی return می کند این شی شامل یک type و یک یا چند پارامتر است نکته ای که هست این است که وقتی ما از action creator استفاده می کنیم به دلیل این که یک تابع در اختیار داریم می توانیم <text:s/>قبل از return کردن کارهایی بکنیم مثلا محاسباتی انجام دهیم یا با ایجکس درخواست بفرستیم یا به پایگاه داده وصل شویم و درخواست http بفرستیم. </text:p>
      <text:p text:style-name="P1"/>
      <text:p text:style-name="P1">مثال :<text:line-break/><text:line-break/>var changeName = (name) =&gt; {</text:p>
      <text:p text:style-name="P1"><text:s text:c="2"/>return {</text:p>
      <text:p text:style-name="P1"><text:s text:c="4"/>type: 'CHAVGE_NAME',</text:p>
      <text:p text:style-name="P1"><text:s text:c="4"/>name</text:p>
      <text:p text:style-name="P1"><text:s text:c="2"/>}</text:p>
      <text:p text:style-name="P1">};</text:p>
      <text:p text:style-name="P1"/>
      <text:p text:style-name="P1"/>
      <text:p text:style-name="P1"/>
      <text:p text:style-name="P2">اگر بخواهم به زبان ساده بگویم کاری که action می کند این است که می گوید میخواهم فلان کار را انجام دهم و این ها هم متغیر هایم هستند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 Helal" svg:font-family="'B Hela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8:41:06.194441150</meta:creation-date>
    <meta:generator>LibreOffice/5.1.6.2$Linux_X86_64 LibreOffice_project/10m0$Build-2</meta:generator>
    <dc:date>2017-10-23T04:12:45.397539914</dc:date>
    <meta:editing-duration>PT4H20M41S</meta:editing-duration>
    <meta:editing-cycles>11</meta:editing-cycles>
    <meta:document-statistic meta:table-count="0" meta:image-count="0" meta:object-count="0" meta:page-count="1" meta:paragraph-count="9" meta:word-count="178" meta:character-count="853" meta:non-whitespace-character-count="666"/>
  </office:meta>
</office:document-meta>
</file>